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ans" officeooo:rsid="00093f6c" officeooo:paragraph-rsid="00093f6c"/>
    </style:style>
    <style:style style:name="P2" style:family="paragraph" style:parent-style-name="Preformatted_20_Text">
      <style:text-properties style:font-name="Liberation Sans" officeooo:rsid="0009dfe3" officeooo:paragraph-rsid="0009dfe3"/>
    </style:style>
    <style:style style:name="P3" style:family="paragraph" style:parent-style-name="Preformatted_20_Text">
      <style:text-properties style:font-name="Liberation Sans" officeooo:rsid="0009dfe3" officeooo:paragraph-rsid="000af678"/>
    </style:style>
    <style:style style:name="P4" style:family="paragraph" style:parent-style-name="Preformatted_20_Text">
      <style:text-properties style:font-name="Liberation Sans" officeooo:rsid="000af678" officeooo:paragraph-rsid="000af678"/>
    </style:style>
    <style:style style:name="P5" style:family="paragraph" style:parent-style-name="Preformatted_20_Text">
      <style:text-properties style:font-name="Liberation Sans" officeooo:rsid="000af678" officeooo:paragraph-rsid="000af678"/>
    </style:style>
    <style:style style:name="P6" style:family="paragraph" style:parent-style-name="Preformatted_20_Text">
      <style:text-properties style:font-name="Liberation Sans" officeooo:rsid="000c42f6" officeooo:paragraph-rsid="000c42f6"/>
    </style:style>
    <style:style style:name="P7" style:family="paragraph" style:parent-style-name="Preformatted_20_Text">
      <style:text-properties style:font-name="Liberation Sans" officeooo:rsid="000d412d" officeooo:paragraph-rsid="000d412d"/>
    </style:style>
    <style:style style:name="T1" style:family="text">
      <style:text-properties officeooo:rsid="0009dfe3"/>
    </style:style>
    <style:style style:name="T2" style:family="text">
      <style:text-properties officeooo:rsid="000af6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gout Thomas</text:p>
      <text:p text:style-name="P1">99 rue Gambetta</text:p>
      <text:p text:style-name="P1">51100, Reims</text:p>
      <text:p text:style-name="P1">06 49 02 86 61</text:p>
      <text:p text:style-name="P1"><text:a xlink:type="simple" xlink:href="mailto:thomasgpro@hotmail.com" text:style-name="Internet_20_link" text:visited-style-name="Visited_20_Internet_20_Link">thomasgpro@hotmail.com</text:a></text:p>
      <text:p text:style-name="P1"/>
      <text:p text:style-name="P1"><text:tab/><text:tab/><text:tab/><text:tab/><text:tab/><text:tab/><text:tab/><text:tab/><text:span text:style-name="T1">TotoNet Ingénierie</text:span></text:p>
      <text:p text:style-name="P1"><text:tab/><text:tab/><text:tab/><text:tab/><text:tab/><text:tab/><text:tab/><text:tab/><text:span text:style-name="T1">01 avenue de la République</text:span></text:p>
      <text:p text:style-name="P1"><text:tab/><text:tab/><text:tab/><text:tab/><text:tab/><text:tab/><text:tab/><text:tab/><text:span text:style-name="T1">44000, Nantes</text:span></text:p>
      <text:p text:style-name="P1"/>
      <text:p text:style-name="P1"><text:tab/><text:tab/><text:tab/><text:tab/><text:tab/><text:tab/><text:tab/><text:tab/><text:span text:style-name="T1">Faite à Reims, le 28 janvier 2019</text:span></text:p>
      <text:p text:style-name="P1"/>
      <text:p text:style-name="P2">Pièce jointe : Curriculum Vitae</text:p>
      <text:p text:style-name="P2">Objet : Candidature au poste de développeur Back-end / Front-end</text:p>
      <text:p text:style-name="P2"/>
      <text:p text:style-name="P2">Madame, Monsieur,</text:p>
      <text:p text:style-name="P2"/>
      <text:p text:style-name="P2">Étant actuellement à la recherche d’un emploi, je me permets de vous proposer ma candidature en tant que développeur informatique et plus particulièrement back-end / front-end.</text:p>
      <text:p text:style-name="P2"/>
      <text:p text:style-name="P2">Étant jeune, dynamique, <text:span text:style-name="T2">intéressé </text:span>et ayant l’envie d’apprendre dans ce large et fascinant domaine qu’est le Web, mon profil correspond à la description recherchée sur votre offre d’emploi. Ma formation à l’Université de Reims Champagne-Ardenne en licence informatique m’a permis d’acquérir de nombreuses compétences parmi celles que vous recherchez comme le PHP 7 ou encore jQuery. </text:p>
      <text:p text:style-name="P4">Les nouvelles technologies et l’univers d’Internet m’ont toujours fasciné </text:p>
      <text:p text:style-name="P2">Ainsi, je pense posséder tous les atouts afin de réussir dans le rôle proposé. </text:p>
      <text:p text:style-name="P2"/>
      <text:p text:style-name="P3">Mon expérience en tant qu’équipier polyvalent dans diverses chaînes de fast-food m’ont permis d’acquérir la notion du travail d’équipe et de la rigueur dans mon travail. </text:p>
      <text:p text:style-name="P3">Malheureusement, je n’ai pas <text:span text:style-name="T2">encore</text:span> d’expérience professionnelle dans <text:span text:style-name="T2">le domaine informatique, d’où l’importance pour moi de ma démarche envers votre entreprise.</text:span></text:p>
      <text:p text:style-name="P2"/>
      <text:p text:style-name="P4">En effet, cela représente un réel enjeu d’avenir dans lequel je pourrais m’épanouir et m’exprimer dans le domaine que je souhaite ainsi que découvrir et apprendre continuellement de nouvelles choses, à l’image de la technologie de nos jours qui ne cesse d’évoluer.</text:p>
      <text:p text:style-name="P4"/>
      <text:p text:style-name="P6">Je reste à votre disposition pour tout autre information complémentaire ou pour vous rencontrer lors d’un éventuel entretien à votre convenance.</text:p>
      <text:p text:style-name="P6"/>
      <text:p text:style-name="P6">Je vous prie d’agréer , Madame, Monsieur, mes sincères salutations.</text:p>
      <text:p text:style-name="P6"/>
      <text:p text:style-name="P7">GIGOUT Thomas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31T08:39:11.217000000</dc:date>
    <meta:editing-duration>PT19M36S</meta:editing-duration>
    <meta:editing-cycles>2</meta:editing-cycles>
    <meta:generator>LibreOffice/6.0.7.3$Windows_X86_64 LibreOffice_project/dc89aa7a9eabfd848af146d5086077aeed2ae4a5</meta:generator>
    <meta:document-statistic meta:table-count="0" meta:image-count="0" meta:object-count="0" meta:page-count="1" meta:paragraph-count="22" meta:word-count="273" meta:character-count="1841" meta:non-whitespace-character-count="1554"/>
  </office:meta>
</office:document-meta>
</file>